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044" officeooo:paragraph-rsid="00081044"/>
    </style:style>
    <style:style style:name="P2" style:family="paragraph" style:parent-style-name="Standard">
      <style:text-properties officeooo:rsid="000a0586" officeooo:paragraph-rsid="000a0586"/>
    </style:style>
    <style:style style:name="P3" style:family="paragraph" style:parent-style-name="Standard">
      <style:text-properties officeooo:rsid="00081044" officeooo:paragraph-rsid="00081044" fo:background-color="#77bc65"/>
    </style:style>
    <style:style style:name="P4" style:family="paragraph" style:parent-style-name="Standard">
      <style:text-properties officeooo:rsid="000a0586" officeooo:paragraph-rsid="000a0586" fo:background-color="#77bc65"/>
    </style:style>
    <style:style style:name="P5" style:family="paragraph" style:parent-style-name="Standard">
      <style:text-properties officeooo:rsid="00081044" officeooo:paragraph-rsid="00081044" fo:background-color="#ff5429"/>
    </style:style>
    <style:style style:name="P6" style:family="paragraph" style:parent-style-name="Standard">
      <style:text-properties officeooo:rsid="000a0586" officeooo:paragraph-rsid="000a0586" fo:background-color="#ff3838"/>
    </style:style>
    <style:style style:name="P7" style:family="paragraph" style:parent-style-name="Standard">
      <style:text-properties officeooo:paragraph-rsid="00081044" fo:background-color="#ff3838"/>
    </style:style>
    <style:style style:name="P8" style:family="paragraph" style:parent-style-name="Standard">
      <style:text-properties officeooo:rsid="00081044" officeooo:paragraph-rsid="00081044" fo:background-color="#ff3838"/>
    </style:style>
    <style:style style:name="P9" style:family="paragraph" style:parent-style-name="Text_20_body">
      <style:text-properties officeooo:rsid="000e34b2" officeooo:paragraph-rsid="000e34b2"/>
    </style:style>
    <style:style style:name="P10" style:family="paragraph" style:parent-style-name="Text_20_body">
      <style:text-properties officeooo:paragraph-rsid="000e34b2"/>
    </style:style>
    <style:style style:name="P11" style:family="paragraph" style:parent-style-name="Text_20_body">
      <style:text-properties officeooo:rsid="000f9e8a" officeooo:paragraph-rsid="000f9e8a"/>
    </style:style>
    <style:style style:name="T1" style:family="text">
      <style:text-properties officeooo:rsid="00081044"/>
    </style:style>
    <style:style style:name="T2" style:family="text">
      <style:text-properties officeooo:rsid="000a0586"/>
    </style:style>
    <style:style style:name="T3" style:family="text">
      <style:text-properties officeooo:rsid="000a2648"/>
    </style:style>
    <style:style style:name="T4" style:family="text">
      <style:text-properties officeooo:rsid="000cefd6"/>
    </style:style>
    <style:style style:name="T5" style:family="text">
      <style:text-properties officeooo:rsid="000e34b2"/>
    </style:style>
    <style:style style:name="T6" style:family="text">
      <style:text-properties style:font-name="Liberation Sans" fo:font-size="18.2000007629395pt" fo:font-weight="bold" officeooo:rsid="000e34b2" style:font-name-asian="Microsoft YaHei" style:font-size-asian="18.2000007629395pt" style:font-weight-asian="bold" style:font-name-complex="Arial" style:font-size-complex="18.2000007629395pt" style:font-weight-complex="bold"/>
    </style:style>
    <style:style style:name="T7" style:family="text">
      <style:text-properties fo:background-color="#77bc65" loext:char-shading-value="0"/>
    </style:style>
    <style:style style:name="T8" style:family="text">
      <style:text-properties fo:background-color="#ff3838" loext:char-shading-value="0"/>
    </style:style>
    <style:style style:name="T9" style:family="text">
      <style:text-properties fo:background-color="#ff3838" loext:char-shading-value="0"/>
    </style:style>
    <style:style style:name="T10" style:family="text">
      <style:text-properties officeooo:rsid="000f9e8a" fo:background-color="#ff3838" loext:char-shading-value="0"/>
    </style:style>
    <style:style style:name="T11" style:family="text">
      <style:text-properties officeooo:rsid="000f9e8a" fo:background-color="#ff3838" loext:char-shading-value="0"/>
    </style:style>
    <style:style style:name="T12" style:family="text">
      <style:text-properties fo:background-color="#ff5429" loext:char-shading-value="0"/>
    </style:style>
    <style:style style:name="T13" style:family="text">
      <style:text-properties officeooo:rsid="000e34b2" fo:background-color="#ff5429" loext:char-shading-value="0"/>
    </style:style>
    <style:style style:name="T14" style:family="text">
      <style:text-properties fo:background-color="#ff5429" loext:char-shading-value="0"/>
    </style:style>
    <style:style style:name="T15" style:family="text">
      <style:text-properties officeooo:rsid="000f9e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se case 1</text:h>
      <text:p text:style-name="P3">1) Go to the site → index page</text:p>
      <text:p text:style-name="P8">2) Create account (validate account)</text:p>
      <text:p text:style-name="P5">3) Create empty album</text:p>
      <text:p text:style-name="P5">4) Edit album basic text metadata</text:p>
      <text:p text:style-name="P7"><text:span text:style-name="T1">5) Upload photos (auto-fill metadata from exif) </text:span><text:span text:style-name="T4">into album</text:span></text:p>
      <text:p text:style-name="P5">6) Edit metadata for one file or for a group of selected files</text:p>
      <text:p text:style-name="P5">7) Edit advanced metadata →<text:span text:style-name="T2"> location (create a location or just store GPS coords)</text:span></text:p>
      <text:p text:style-name="P6">8) Set location for multiple images (see list of locations in this album, then in my personal photos, then in photos/groups I have access to, but not those of other users)</text:p>
      <text:p text:style-name="P6">10) Share a link</text:p>
      <text:p text:style-name="P4">12) Select photos and click create a new album from selection</text:p>
      <text:p text:style-name="P1"/>
      <text:h text:style-name="Heading_20_1" text:outline-level="1">Use case 2</text:h>
      <text:p text:style-name="P9">1) <text:span text:style-name="T7">List of my albums (owned</text:span> <text:span text:style-name="T9">and shared by others, e.g. through groups</text:span>)</text:p>
      <text:p text:style-name="P9">2) <text:span text:style-name="T7">Look at an album with its metadata and list of thumbnails</text:span> (<text:span text:style-name="T9">max thumbnails per page</text:span>)</text:p>
      <text:p text:style-name="P9">3) <text:span text:style-name="T9">Diaporama view of album (click on next or previous, or use keyboard, or timer)</text:span></text:p>
      <text:p text:style-name="P10"><text:span text:style-name="T5">4) </text:span><text:span text:style-name="T13">View images and metadata in the album (including map display, update it when switching photos)</text:span></text:p>
      <text:p text:style-name="P9">5) <text:span text:style-name="T14">Edit metadata for selected images in the album</text:span></text:p>
      <text:p text:style-name="P9">6) <text:span text:style-name="T9">Timeline for all albums, timeline for all photos in an album or in all albums</text:span></text:p>
      <text:p text:style-name="P9">7) <text:span text:style-name="T11">Remove selected images from an album</text:span></text:p>
      <text:p text:style-name="P11">8) <text:span text:style-name="T9">Delete images (remove from all albums), only by owner, with confirmation</text:span></text:p>
      <text:h text:style-name="Heading_20_1" text:outline-level="1">Use case <text:span text:style-name="T6">3</text:span></text:h>
      <text:p text:style-name="P8">- someone shares a link to an album or to a photo</text:p>
      <text:p text:style-name="P8">- click on the link, look at the album and photos, read-only</text:p>
      <text:p text:style-name="P1"/>
      <text:h text:style-name="Heading_20_1" text:outline-level="1">Use case <text:span text:style-name="T6">4</text:span></text:h>
      <text:p text:style-name="P8">- someone shares a metadata edit url</text:p>
      <text:p text:style-name="P8">- click on the link, look at the album and /or photo</text:p>
      <text:p text:style-name="P8">- edit and save album metadata</text:p>
      <text:p text:style-name="P8">- edit and save photo metadata</text:p>
      <text:p text:style-name="P8">- keep history of edits (can be reversed by the owner)</text:p>
      <text:p text:style-name="P1"/>
      <text:h text:style-name="Heading_20_1" text:outline-level="1">Use case <text:span text:style-name="T6">5</text:span></text:h>
      <text:p text:style-name="P6">- Export and download my photos (full-resolution, with location/date/comment metadata) in a zip file</text:p>
      <text:p text:style-name="P2"/>
      <text:h text:style-name="Heading_20_1" text:outline-level="1"><text:soft-page-break/>Use case <text:span text:style-name="T5">6</text:span></text:h>
      <text:p text:style-name="P6">- Create a group and invite users into it.</text:p>
      <text:p text:style-name="P6">- Apply <text:span text:style-name="T3">for membership</text:span> to a group</text:p>
      <text:p text:style-name="P6">- Set permissions to an album or to photos for a group or use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6T09:30:56.761000000</meta:creation-date>
    <dc:date>2021-01-27T03:10:18.341000000</dc:date>
    <meta:editing-duration>PT42M46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35" meta:word-count="337" meta:character-count="1755" meta:non-whitespace-character-count="1453"/>
  </office:meta>
</office:document-meta>
</file>